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62f" officeooo:paragraph-rsid="0012462f"/>
    </style:style>
    <style:style style:name="P2" style:family="paragraph" style:parent-style-name="Standard">
      <style:text-properties officeooo:rsid="0012462f" officeooo:paragraph-rsid="0012462f"/>
    </style:style>
    <style:style style:name="P3" style:family="paragraph" style:parent-style-name="Standard">
      <style:text-properties officeooo:rsid="00168802" officeooo:paragraph-rsid="00168802"/>
    </style:style>
    <style:style style:name="T1" style:family="text">
      <style:text-properties officeooo:rsid="0012462f"/>
    </style:style>
    <style:style style:name="T2" style:family="text">
      <style:text-properties officeooo:rsid="0014d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74"/>ARRAY</text:p>
      <text:p text:style-name="Standard"/>
      <text:p text:style-name="Standard"><text:s text:c="5"/><text:span text:style-name="T1">THEY ARE 2 TPES:</text:span> <text:s text:c="3"/><text:span text:style-name="T1">One dimensonal,two dimensonal array</text:span></text:p>
      <text:p text:style-name="P1"/>
      <text:p text:style-name="P1">ONE DIMENSIONAL ARRAY SYNTAX: dataType[]arr: (or)</text:p>
      <text:p text:style-name="P1"><text:s text:c="72"/>dataType []arr: (or)</text:p>
      <text:p text:style-name="P1"><text:s text:c="73"/>dataType arr[];</text:p>
      <text:p text:style-name="P1">Object syntax: arrayRefVar=new datatype[size];</text:p>
      <text:p text:style-name="P1"/>
      <text:p text:style-name="P1">if you print output first you create a any loop like for,or whilw en na string array conceptku loop create panama output print agathu.<text:span text:style-name="T2">s</text:span></text:p>
      <text:p text:style-name="P1"/>
      <text:p text:style-name="P3">TWO DIMENSONAL ARRAY:--&gt;&gt;&gt;ROW AND COLOUMN MATRIX FUNCTIONKAGA USE PANROM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2:54:20.640094354</meta:creation-date>
    <dc:date>2022-09-09T23:15:29.628575808</dc:date>
    <meta:editing-duration>PT10H56M46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8" meta:word-count="58" meta:character-count="622" meta:non-whitespace-character-count="346"/>
  </office:meta>
</office:document-meta>
</file>